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ca28" officeooo:paragraph-rsid="0019ca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19ca28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1e40d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2717d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1b530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line-height="115%" fo:text-align="justify" style:justify-single-word="false"/>
      <style:text-properties fo:font-size="12pt" style:text-underline-style="none" fo:font-weight="normal" officeooo:rsid="002b9cb0" officeooo:paragraph-rsid="002b9cb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e9995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e999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c6657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2116eb" style:font-size-asian="12pt" style:font-weight-asian="normal" style:font-size-complex="12pt" style:font-weight-complex="normal"/>
    </style:style>
    <style:style style:name="T1" style:family="text">
      <style:text-properties officeooo:rsid="0019efd2"/>
    </style:style>
    <style:style style:name="T2" style:family="text">
      <style:text-properties officeooo:rsid="001aa5b7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6657" style:font-name-asian="Liberation Serif1" style:font-name-complex="Liberation Serif1"/>
    </style:style>
    <style:style style:name="T5" style:family="text">
      <style:text-properties style:font-name="Liberation Serif1" officeooo:rsid="001b5304" style:font-name-asian="Liberation Serif1" style:font-name-complex="Liberation Serif1"/>
    </style:style>
    <style:style style:name="T6" style:family="text">
      <style:text-properties style:font-name="Liberation Serif1" officeooo:rsid="001e9995" style:font-name-asian="Liberation Serif1" style:font-name-complex="Liberation Serif1"/>
    </style:style>
    <style:style style:name="T7" style:family="text">
      <style:text-properties style:font-name="Liberation Serif1" officeooo:rsid="002116eb" style:font-name-asian="Liberation Serif1" style:font-name-complex="Liberation Serif1"/>
    </style:style>
    <style:style style:name="T8" style:family="text">
      <style:text-properties style:font-name="Liberation Serif1" officeooo:rsid="00219bef" style:font-name-asian="Liberation Serif1" style:font-name-complex="Liberation Serif1"/>
    </style:style>
    <style:style style:name="T9" style:family="text">
      <style:text-properties style:font-name="Liberation Serif1" officeooo:rsid="0022ce08" style:font-name-asian="Liberation Serif1" style:font-name-complex="Liberation Serif1"/>
    </style:style>
    <style:style style:name="T10" style:family="text">
      <style:text-properties style:font-name="Liberation Serif1" officeooo:rsid="002532ae" style:font-name-asian="Liberation Serif1" style:font-name-complex="Liberation Serif1"/>
    </style:style>
    <style:style style:name="T11" style:family="text">
      <style:text-properties officeooo:rsid="001e9995"/>
    </style:style>
    <style:style style:name="T12" style:family="text">
      <style:text-properties officeooo:rsid="002116eb"/>
    </style:style>
    <style:style style:name="T13" style:family="text">
      <style:text-properties officeooo:rsid="002717d6"/>
    </style:style>
    <style:style style:name="T14" style:family="text">
      <style:text-properties officeooo:rsid="0028e340"/>
    </style:style>
    <style:style style:name="T15" style:family="text">
      <style:text-properties officeooo:rsid="002acb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álculo de años bisiestos</text:p>
      <text:p text:style-name="P1"/>
      <text:p text:style-name="P1"/>
      <text:p text:style-name="P10">1. Identificar el Software Under Test</text:p>
      <text:p text:style-name="P3">método esBisiesto() de la clase Bisiestos.</text:p>
      <text:p text:style-name="P5"/>
      <text:p text:style-name="P10">2. Identificar los parámetros del SUT</text:p>
      <text:p text:style-name="P3">int año</text:p>
      <text:list xml:id="list6805008647556939670" text:style-name="L3">
        <text:list-item>
          <text:p text:style-name="P15">año <text:span text:style-name="T5">→ </text:span><text:span text:style-name="T3">año que se quiere comprobar si es bisiesto o no.</text:span></text:p>
        </text:list-item>
      </text:list>
      <text:p text:style-name="P5"/>
      <text:p text:style-name="P9">3. Utilizando la técnica de la modelización de las entradas, crear caracterizaciones basadas en la funcionalidad, y sus particiones en bloques.</text:p>
      <text:p text:style-name="P12">Caracterización q1 = “<text:span text:style-name="T2">Condiciones a considerar para determinar que un año sea bisiesto</text:span>”:</text:p>
      <text:list xml:id="list6963590410025191030" text:style-name="L1">
        <text:list-item>
          <text:p text:style-name="P16">Bloque b1 = <text:span text:style-name="T1">Años</text:span> divisibles entre 4 pero no entre 100 <text:span text:style-name="T5">→ </text:span><text:span text:style-name="T6">bisiestos.</text:span></text:p>
        </text:list-item>
        <text:list-item>
          <text:p text:style-name="P16">Bloque b2 = <text:span text:style-name="T1">Años</text:span> divisibles entre 4, entre 100 y entre 400 <text:span text:style-name="T5">→ </text:span><text:span text:style-name="T6">bisiestos.</text:span></text:p>
        </text:list-item>
        <text:list-item>
          <text:p text:style-name="P18">Bloque b3 = Resto de años <text:span text:style-name="T5">→ </text:span><text:span text:style-name="T3">no bisiestos.</text:span></text:p>
        </text:list-item>
        <text:list-item>
          <text:p text:style-name="P17">Bloque b<text:span text:style-name="T12">4</text:span> = <text:span text:style-name="T1">Años inválidos (números </text:span>negativos <text:span text:style-name="T11">y el 0)</text:span>.</text:p>
        </text:list-item>
      </text:list>
      <text:p text:style-name="P12"/>
      <text:p text:style-name="P11">4. Elegir valores adecuados de cada bloque según diferentes criterios de cobertura. Prestad atención a los casos frontera que pueda haber en cada caso a la hora de elegir valores concretos para los tests.</text:p>
      <text:p text:style-name="P13">Criterio Each Choice Coverage (ECC) <text:span text:style-name="T3">→ elegimos un valor de cada bloque (procurando elegir valores frontera)</text:span></text:p>
      <text:list xml:id="list6363153683166516827" text:style-name="L2">
        <text:list-item>
          <text:p text:style-name="P19"><text:span text:style-name="T3">Para el bloque b1 → </text:span><text:span text:style-name="T4">cualquiera entre </text:span><text:span text:style-name="T3">2004, </text:span><text:span text:style-name="T4">2008, 2012 (por ejemplo).</text:span></text:p>
        </text:list-item>
        <text:list-item>
          <text:p text:style-name="P19"><text:span text:style-name="T3">Para el bloque b2 → </text:span><text:span text:style-name="T4">cualquiera entre 1600, 2000, 2400 (por ejemplo).</text:span></text:p>
        </text:list-item>
        <text:list-item>
          <text:p text:style-name="P20"><text:span text:style-name="T3">Para el bloque b3 </text:span><text:span text:style-name="T5">→ </text:span><text:span text:style-name="T7">cualquiera entre </text:span><text:span text:style-name="T8">1</text:span><text:span text:style-name="T7">, </text:span><text:span text:style-name="T8">199</text:span><text:span text:style-name="T10">7</text:span><text:span text:style-name="T7">, 2015 (por ejemplo).</text:span></text:p>
        </text:list-item>
        <text:list-item>
          <text:p text:style-name="P21"><text:span text:style-name="T3">Para el bloque b4 </text:span><text:span text:style-name="T5">→ </text:span><text:span text:style-name="T4">cualquiera entre -1, </text:span><text:span text:style-name="T9">0</text:span><text:span text:style-name="T4"> (por ejemplo).</text:span></text:p>
        </text:list-item>
      </text:list>
      <text:p text:style-name="P4"/>
      <text:p text:style-name="P7">5. Escribir el código de pruebas con J<text:span text:style-name="T13">U</text:span>nit.</text:p>
      <text:p text:style-name="P6">Código de pruebas con J<text:span text:style-name="T15">U</text:span>nit en el fichero “BisiestosTest.java”.</text:p>
      <text:p text:style-name="P6"/>
      <text:p text:style-name="P8">6. Escribir el código del SUT.</text:p>
      <text:p text:style-name="P6">Código <text:span text:style-name="T14">del SUT en el fichero “Bisiestos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1:23:30.007852628</meta:creation-date>
    <dc:date>2018-11-18T16:12:26.476220170</dc:date>
    <meta:editing-duration>PT1H25M5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53" meta:character-count="1428" meta:non-whitespace-character-count="1206"/>
  </office:meta>
</office:document-meta>
</file>